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 Book" svg:font-family="'Fira Sans Book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Fira Sans Book" fo:font-size="14pt" fo:language="pt" fo:country="BR" fo:font-weight="bold" officeooo:rsid="000f15e4" officeooo:paragraph-rsid="000f15e4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Fira Sans Book" fo:font-size="14pt" fo:language="pt" fo:country="BR" officeooo:rsid="000f15e4" officeooo:paragraph-rsid="000f15e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Fira Sans Book" fo:language="pt" fo:country="BR" officeooo:rsid="000f15e4" officeooo:paragraph-rsid="000f15e4"/>
    </style:style>
    <style:style style:name="P4" style:family="paragraph" style:parent-style-name="Standard">
      <style:paragraph-properties fo:line-height="150%"/>
      <style:text-properties style:font-name="Fira Sans Book" fo:language="pt" fo:country="BR" fo:font-style="normal" officeooo:rsid="000f15e4" officeooo:paragraph-rsid="000f15e4" style:font-style-asian="normal" style:font-style-complex="normal"/>
    </style:style>
    <style:style style:name="P5" style:family="paragraph" style:parent-style-name="Standard">
      <style:paragraph-properties fo:line-height="150%"/>
      <style:text-properties style:font-name="Fira Sans Book" fo:language="pt" fo:country="BR" fo:font-style="normal" fo:font-weight="bold" officeooo:rsid="001072e8" officeooo:paragraph-rsid="001072e8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line-height="150%"/>
      <style:text-properties style:font-name="Fira Sans Book" fo:language="pt" fo:country="BR" fo:font-style="normal" fo:font-weight="bold" officeooo:rsid="0013f33a" officeooo:paragraph-rsid="0013f33a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line-height="150%"/>
      <style:text-properties style:font-name="Fira Sans Book" fo:language="pt" fo:country="BR" fo:font-style="normal" fo:font-weight="normal" officeooo:rsid="001072e8" officeooo:paragraph-rsid="001072e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/>
      <style:text-properties style:font-name="Fira Sans Book" fo:language="pt" fo:country="BR" fo:font-style="normal" fo:font-weight="normal" officeooo:rsid="0013f33a" officeooo:paragraph-rsid="0013f33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/>
      <style:text-properties style:font-name="Fira Sans Book" fo:language="pt" fo:country="BR" fo:font-style="normal" fo:font-weight="normal" officeooo:rsid="0015e7df" officeooo:paragraph-rsid="0015e7df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Fira Sans Book" fo:language="pt" fo:country="BR" fo:font-style="normal" fo:font-weight="normal" officeooo:rsid="0015e7df" officeooo:paragraph-rsid="0015e7d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style:writing-mode="lr-tb"/>
      <style:text-properties style:font-name="Fira Sans Book" fo:language="pt" fo:country="BR" fo:font-style="normal" style:text-underline-style="solid" style:text-underline-width="auto" style:text-underline-color="font-color" fo:font-weight="bold" officeooo:rsid="0013f33a" officeooo:paragraph-rsid="0013f33a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line-height="150%"/>
      <style:text-properties style:font-name="Fira Sans Book" fo:language="pt" fo:country="BR" fo:font-style="normal" style:text-underline-style="solid" style:text-underline-width="auto" style:text-underline-color="font-color" fo:font-weight="bold" officeooo:rsid="0015e7df" officeooo:paragraph-rsid="0015e7df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Fira Sans Book" fo:language="pt" fo:country="BR" fo:font-style="normal" style:text-underline-style="solid" style:text-underline-width="auto" style:text-underline-color="font-color" fo:font-weight="bold" officeooo:rsid="0018e4e2" officeooo:paragraph-rsid="0018e4e2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Fira Sans Book" fo:language="pt" fo:country="BR" fo:font-style="normal" style:text-underline-style="solid" style:text-underline-width="auto" style:text-underline-color="font-color" fo:font-weight="bold" officeooo:rsid="001ab149" officeooo:paragraph-rsid="001ab149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line-height="150%"/>
      <style:text-properties style:font-name="Fira Sans Book" fo:language="pt" fo:country="BR" fo:font-style="normal" style:text-underline-style="solid" style:text-underline-type="double" style:text-underline-width="auto" style:text-underline-color="font-color" fo:font-weight="normal" officeooo:rsid="0013f33a" officeooo:paragraph-rsid="0013f33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/>
      <style:text-properties style:font-name="Fira Sans Book" fo:language="pt" fo:country="BR" style:text-underline-style="solid" style:text-underline-width="auto" style:text-underline-color="font-color" fo:font-weight="bold" officeooo:rsid="0015e7df" officeooo:paragraph-rsid="0015e7df" style:font-weight-asian="bold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style:font-name="Fira Sans Book" fo:language="pt" fo:country="BR" fo:font-style="normal" style:text-underline-style="none" fo:font-weight="normal" officeooo:rsid="0018e4e2" officeooo:paragraph-rsid="0018e4e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Fira Sans Book" fo:language="pt" fo:country="BR" fo:font-style="normal" style:text-underline-style="none" fo:font-weight="normal" officeooo:rsid="001a60ff" officeooo:paragraph-rsid="001a60ff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Fira Sans Book" fo:language="pt" fo:country="BR" fo:font-style="normal" style:text-underline-style="none" fo:font-weight="normal" officeooo:rsid="001ab149" officeooo:paragraph-rsid="001ab149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Fira Sans Book" fo:language="pt" fo:country="BR" fo:font-style="normal" style:text-underline-style="none" fo:font-weight="bold" officeooo:rsid="001ab149" officeooo:paragraph-rsid="001ab149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style:font-name="Fira Sans Book" fo:language="pt" fo:country="BR" fo:font-style="normal" style:text-underline-style="solid" style:text-underline-width="auto" style:text-underline-color="font-color" fo:font-weight="bold" officeooo:rsid="001efdf7" officeooo:paragraph-rsid="001efdf7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style:font-name="Fira Sans Book" fo:font-size="14pt" fo:language="pt" fo:country="BR" fo:font-style="normal" style:text-underline-style="none" fo:font-weight="normal" officeooo:rsid="001efdf7" officeooo:paragraph-rsid="001efdf7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Fira Sans Book" fo:font-size="12pt" fo:language="pt" fo:country="BR" fo:font-style="normal" style:text-underline-style="none" fo:font-weight="normal" officeooo:rsid="001efdf7" officeooo:paragraph-rsid="001efdf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officeooo:rsid="001ae620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1dc6aa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6d538"/>
    </style:style>
    <style:style style:name="T9" style:family="text">
      <style:text-properties officeooo:rsid="00173e53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a60ff" style:font-weight-asian="normal" style:font-weight-complex="normal"/>
    </style:style>
    <style:style style:name="T13" style:family="text">
      <style:text-properties style:text-underline-style="none" fo:font-weight="normal" officeooo:rsid="001dc6aa" style:font-weight-asian="normal" style:font-weight-complex="normal"/>
    </style:style>
    <style:style style:name="T14" style:family="text">
      <style:text-properties style:text-underline-style="none" officeooo:rsid="001a60ff"/>
    </style:style>
    <style:style style:name="T15" style:family="text">
      <style:text-properties officeooo:rsid="002067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istração Geral</text:p>
      <text:p text:style-name="P2">prof. Geraldo</text:p>
      <text:p text:style-name="P3"/>
      <text:p text:style-name="P16">05 de Setembro</text:p>
      <text:p text:style-name="P3"><text:span text:style-name="T6">Administração </text:span>se relaciona com os objetivos organizacionais, ou seja, organizar os recursos de tal forma que se possam alcançar <text:span text:style-name="T1">metas.</text:span></text:p>
      <text:p text:style-name="P4"><text:span text:style-name="T6">Liderança</text:span> tem a ver com <text:span text:style-name="T1">auxiliar uma equipe </text:span>a atingir tais metas.</text:p>
      <text:p text:style-name="P5">Organizações <text:span text:style-name="T7">são </text:span>Planejadas, Dirigidas, Controladas, Coordenadas.</text:p>
      <text:p text:style-name="P7"/>
      <text:p text:style-name="P11">12 de Setembro</text:p>
      <text:p text:style-name="P8">Mindset e Soft Skills. </text:p>
      <text:p text:style-name="P15"/>
      <text:p text:style-name="P6"><text:span text:style-name="T7">→ Em quais </text:span><text:span text:style-name="T2">ecosistemas </text:span><text:span text:style-name="T7">eu estou inserido no meu dia-a-dia?</text:span></text:p>
      <text:p text:style-name="P8"/>
      <text:p text:style-name="P12">19 de Setembro</text:p>
      <text:p text:style-name="P9">→ Comunicação como essência da eficiência de uma organização.</text:p>
      <text:p text:style-name="P10">→ <text:span text:style-name="T8">Gerentes se relacionam com órgãos reguladores, fornecedores, acionistas, </text:span><text:span text:style-name="T9">comunidade, clientes e funcionários.</text:span></text:p>
      <text:p text:style-name="P10"/>
      <text:p text:style-name="P13">03 de Outubro</text:p>
      <text:p text:style-name="P17">Teoria Científica</text:p>
      <text:p text:style-name="P17">- Organização do processo;</text:p>
      <text:p text:style-name="P17">- fim do desperdício;</text:p>
      <text:p text:style-name="P17">- fim da improvisação;</text:p>
      <text:p text:style-name="P17"/>
      <text:p text:style-name="P13"><text:span text:style-name="T11">Taylor: primeiro a apresentar um modelo de </text:span><text:span text:style-name="T3">organização</text:span><text:span text:style-name="T11"> de gestão </text:span><text:span text:style-name="T12">(início do Séc. XX)</text:span></text:p>
      <text:p text:style-name="P13"><text:span text:style-name="T11">→ </text:span><text:span text:style-name="T12">problema sócio-histórico: aumentar o </text:span><text:span text:style-name="T14">controle</text:span><text:span text:style-name="T12"> sobre a produção e trabalhadores.<text:tab/></text:span></text:p>
      <text:p text:style-name="P18">a) Salários como redução de custos;</text:p>
      <text:p text:style-name="P18">b) Métodos para estabelecer processos;</text:p>
      <text:p text:style-name="P18">c) Seleção científica dos empregados;</text:p>
      <text:p text:style-name="P18">d) Atmosfera íntima e cordial;</text:p>
      <text:p text:style-name="P18"/>
      <text:p text:style-name="P18"/>
      <text:p text:style-name="P20"><text:soft-page-break/>ORT – Organização Racional do Trabalho</text:p>
      <text:p text:style-name="P19"/>
      <text:p text:style-name="P19">1. Análise científica do trabalho, tempo e movimentos;</text:p>
      <text:p text:style-name="P19">2. Estudo da fadiga humana: adaptar o trabalho às capacidades do corpo humano;</text:p>
      <text:p text:style-name="P14"><text:span text:style-name="T11">3. Divisão do trabalho e </text:span><text:span text:style-name="T10">especialização</text:span><text:span text:style-name="T11">;</text:span></text:p>
      <text:p text:style-name="P19">4. Desenho de cargos e tarefas;</text:p>
      <text:p text:style-name="P19">5. Incentivos salariais e prêmios de produção.</text:p>
      <text:p text:style-name="P14"><text:span text:style-name="T11">6. Conceito de </text:span><text:span text:style-name="T3">homo economic</text:span><text:span text:style-name="T4">u</text:span><text:span text:style-name="T3">s*; </text:span><text:span text:style-name="T13">(precursor do homem </text:span><text:span text:style-name="T5">funcional</text:span><text:span text:style-name="T13">)</text:span></text:p>
      <text:p text:style-name="P19">7. Condições ambientais de trabalho como iluminação, conforto, (…)</text:p>
      <text:p text:style-name="P19">8. Padronização de métodos e de máquinas.</text:p>
      <text:p text:style-name="P19">9. Supervisão funcional.</text:p>
      <text:p text:style-name="P19"/>
      <text:p text:style-name="P21">24 de Outubro</text:p>
      <text:p text:style-name="P22">Teoria das Relações Humanas</text:p>
      <text:p text:style-name="P23">→ <text:s/>Abordagem “humanística da administração”: as pessoas da organização estão “acima” das tarefas e da estrutura organizacional <text:span text:style-name="T15">em relação à importância.</text:span></text:p>
      <text:p text:style-name="P23">→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 Book" svg:font-family="'Fira Sans Book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09:58:42.033899087</meta:creation-date>
    <dc:date>2022-10-24T10:36:56.618445549</dc:date>
    <meta:editing-duration>PT1H23M37S</meta:editing-duration>
    <meta:editing-cycles>9</meta:editing-cycles>
    <meta:generator>LibreOffice/7.3.6.2$Linux_X86_64 LibreOffice_project/30$Build-2</meta:generator>
    <meta:document-statistic meta:table-count="0" meta:image-count="0" meta:object-count="0" meta:page-count="2" meta:paragraph-count="37" meta:word-count="252" meta:character-count="1671" meta:non-whitespace-character-count="1451"/>
  </office:meta>
</office:document-meta>
</file>